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c9a" officeooo:paragraph-rsid="00165c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REST : </text:p>
      <text:p text:style-name="P1"><text:a xlink:type="simple" xlink:href="https://openclassrooms.com/en/courses/6573181-adoptez-les-api-rest-pour-vos-projets-web" text:style-name="Internet_20_link" text:visited-style-name="Visited_20_Internet_20_Link">https://openclassrooms.com/en/courses/6573181-adoptez-les-api-rest-pour-vos-projets-web</text:a>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9:19:46.866328512</meta:creation-date>
    <dc:date>2022-02-22T09:20:12.349134613</dc:date>
    <meta:editing-duration>PT26S</meta:editing-duration>
    <meta:editing-cycles>1</meta:editing-cycles>
    <meta:document-statistic meta:table-count="0" meta:image-count="0" meta:object-count="0" meta:page-count="1" meta:paragraph-count="2" meta:word-count="4" meta:character-count="99" meta:non-whitespace-character-count="95"/>
    <meta:generator>LibreOffice/6.4.7.2$Linux_X86_64 LibreOffice_project/40$Build-2</meta:generator>
  </office:meta>
</office:document-meta>
</file>